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iragino Mincho ProN1" svg:font-family="'Hiragino Mincho ProN'" style:font-pitch="variable"/>
    <style:font-face style:name="Hiragino Sans" svg:font-family="'Hiragino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2cm" fo:min-width="5.00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6cm" fo:min-width="5.101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4cm" fo:min-width="4.701cm"/>
    </style:style>
    <style:style style:name="gr4" style:family="graphic" style:parent-style-name="standard">
      <style:graphic-properties draw:fill-color="#ff66ff" draw:textarea-horizontal-align="justify" draw:textarea-vertical-align="middle" draw:auto-grow-height="false" fo:min-height="1.514cm" fo:min-width="4.19cm"/>
    </style:style>
    <style:style style:name="gr5" style:family="graphic" style:parent-style-name="standard">
      <style:graphic-properties draw:fill-color="#ff66ff" draw:textarea-horizontal-align="justify" draw:textarea-vertical-align="middle" draw:auto-grow-height="false" fo:min-height="1.514cm" fo:min-width="4.642cm"/>
    </style:style>
    <style:style style:name="gr6" style:family="graphic" style:parent-style-name="standard">
      <style:graphic-properties draw:fill-color="#ff66ff" draw:textarea-horizontal-align="justify" draw:textarea-vertical-align="middle" draw:auto-grow-height="false" fo:min-height="1.514cm" fo:min-width="7.43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35cm" fo:min-width="4.7cm"/>
    </style:style>
    <style:style style:name="gr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1.85cm" fo:min-width="7.9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1.65cm" fo:min-width="5.6cm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7.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5cm" fo:min-width="5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style:font-name-asian="Hiragino Sans"/>
    </style:style>
    <style:style style:name="P3" style:family="paragraph">
      <loext:graphic-properties draw:fill-color="#ff66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Arial" style:font-name-asian="Hiragino Sans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7cm" svg:x="4.4cm" svg:y="4.8cm">
          <text:p text:style-name="P1"><text:span text:style-name="T1">reST artic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5.6cm" svg:height="2.5cm" svg:x="4.5cm" svg:y="8.3cm">
          <text:p text:style-name="P1"><text:span text:style-name="T1"><text:s/></text:span><text:span text:style-name="T1">Markdown artic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5.2cm" svg:height="2.6cm" svg:x="4.4cm" svg:y="11.8cm">
          <text:p text:style-name="P1"><text:span text:style-name="T1"><text:s/></text:span><text:span text:style-name="T1">HTML artic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draw:layer="layout" svg:width="5.2cm" svg:height="2.5cm" svg:x="19.1cm" svg:y="5cm">
          <text:p text:style-name="P1">reST pars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draw:layer="layout" svg:width="5.7cm" svg:height="2.5cm" svg:x="13.4cm" svg:y="8.2cm">
          <text:p text:style-name="P1">Markdown pars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draw:layer="layout" svg:width="8.8cm" svg:height="2.5cm" svg:x="14.9cm" svg:y="15.9cm">
          <text:p text:style-name="P1">JInja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4" draw:layer="layout" svg:x1="9.7cm" svg:y1="13cm" svg:x2="15.3cm" svg:y2="16.3cm">
          <text:p/>
        </draw:line>
        <draw:line draw:style-name="gr7" draw:text-style-name="P4" draw:layer="layout" svg:x1="19.3cm" svg:y1="18.5cm" svg:x2="19.3cm" svg:y2="20.2cm">
          <text:p/>
        </draw:line>
        <draw:custom-shape draw:style-name="gr8" draw:text-style-name="P5" draw:layer="layout" svg:width="5.2cm" svg:height="2.6cm" svg:x="16.963cm" svg:y="20.2cm">
          <text:p text:style-name="P1">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layer="layout" svg:width="8.4cm" svg:height="12.1cm" svg:x="3.3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6.1cm" svg:height="1.9cm" svg:x="3cm" svg:y="2cm">
          <text:p text:style-name="P1"><text:span text:style-name="T2">contents 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2.7cm" svg:x="4.4cm" svg:y="20.4cm">
          <text:p text:style-name="P1"><text:span text:style-name="T1">JInja2 templat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4" draw:layer="layout" svg:width="8.4cm" svg:height="5cm" svg:x="3.3cm" svg:y="19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1cm" svg:height="1.9cm" svg:x="3cm" svg:y="17.6cm">
          <text:p text:style-name="P1"><text:span text:style-name="T2">templates 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8.8cm" svg:height="2.5cm" svg:x="15.2cm" svg:y="25.1cm">
          <text:p text:style-name="P1">JInja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" draw:text-style-name="P4" draw:layer="layout" svg:x1="9.8cm" svg:y1="21.8cm" svg:x2="16cm" svg:y2="25.3cm">
          <text:p/>
        </draw:line>
        <draw:line draw:style-name="gr7" draw:text-style-name="P4" draw:layer="layout" svg:x1="19.5cm" svg:y1="22.9cm" svg:x2="19.5cm" svg:y2="25.1cm">
          <text:p/>
        </draw:line>
        <draw:custom-shape draw:style-name="gr11" draw:text-style-name="P4" draw:layer="layout" svg:width="8.4cm" svg:height="5cm" svg:x="3.2cm" svg:y="2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1cm" svg:height="1.9cm" svg:x="2.9cm" svg:y="25.9cm">
          <text:p text:style-name="P1"><text:span text:style-name="T2">outputs 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cm" svg:height="2.7cm" svg:x="4cm" svg:y="28.7cm">
          <text:p text:style-name="P1"><text:span text:style-name="T1">HTML 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4" draw:layer="layout" svg:x1="19.6cm" svg:y1="27.6cm" svg:x2="9.5cm" svg:y2="30.05cm" draw:start-shape="id1" draw:start-glue-point="6" draw:end-shape="id2" draw:end-glue-point="7" svg:d="M19600 27600v2450h-10100" svg:viewBox="0 0 10101 2451">
          <text:p/>
        </draw:connector>
        <draw:line draw:style-name="gr7" draw:text-style-name="P4" draw:layer="layout" svg:x1="9.9cm" svg:y1="6.2cm" svg:x2="19.2cm" svg:y2="6.2cm">
          <text:p/>
        </draw:line>
        <draw:custom-shape draw:style-name="gr12" draw:text-style-name="P5" draw:layer="layout" svg:width="6.1cm" svg:height="2cm" svg:x="17.215cm" svg:y="12.193cm">
          <text:p text:style-name="P1">Janja2 templat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7" draw:text-style-name="P4" draw:layer="layout" svg:x1="16.9cm" svg:y1="10.7cm" svg:x2="18.4cm" svg:y2="12.1cm">
          <text:p/>
        </draw:line>
        <draw:line draw:style-name="gr7" draw:text-style-name="P4" draw:layer="layout" svg:x1="21.8cm" svg:y1="7.6cm" svg:x2="21cm" svg:y2="12.3cm">
          <text:p/>
        </draw:line>
        <draw:line draw:style-name="gr7" draw:text-style-name="P4" draw:layer="layout" svg:x1="20.5cm" svg:y1="14.2cm" svg:x2="19.4cm" svg:y2="15.8cm">
          <text:p/>
        </draw:line>
        <draw:line draw:style-name="gr7" draw:text-style-name="P4" draw:layer="layout" svg:x1="10.1cm" svg:y1="9.6cm" svg:x2="13.3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iragino Mincho ProN1" svg:font-family="'Hiragino Mincho ProN'" style:font-pitch="variable"/>
    <style:font-face style:name="Hiragino Sans" svg:font-family="'Hiragino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13:18:46.438328000</meta:creation-date>
    <dc:date>2017-07-01T14:29:46.920852000</dc:date>
    <meta:editing-duration>PT23M33S</meta:editing-duration>
    <meta:editing-cycles>4</meta:editing-cycles>
    <meta:generator>LibreOffice/5.2.6.2$MacOSX_X86_64 LibreOffice_project/a3100ed2409ebf1c212f5048fbe377c281438fdc</meta:generator>
    <meta:document-statistic meta:object-count="27"/>
  </office:meta>
</office:document-meta>
</file>